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DejaVu Sans" officeooo:rsid="000af19f" officeooo:paragraph-rsid="000af19f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style:font-name="DejaVu Sans"/>
    </style:style>
    <style:style style:name="P3" style:family="paragraph" style:parent-style-name="Text_20_body" style:list-style-name="L1">
      <style:text-properties style:font-name="DejaVu Sans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style:font-name="DejaVu Sans" officeooo:paragraph-rsid="000c506f"/>
    </style:style>
    <style:style style:name="T1" style:family="text">
      <style:text-properties style:font-name="Ubuntu Mono"/>
    </style:style>
    <style:style style:name="T2" style:family="text">
      <style:text-properties style:font-name="Ubuntu Mono" officeooo:rsid="000af19f"/>
    </style:style>
    <style:style style:name="T3" style:family="text">
      <style:text-properties style:font-name="Ubuntu Mono" officeooo:rsid="000c506f"/>
    </style:style>
    <style:style style:name="T4" style:family="text">
      <style:text-properties style:font-name="Ubuntu Mono" officeooo:rsid="000ceb38"/>
    </style:style>
    <style:style style:name="T5" style:family="text">
      <style:text-properties style:font-name="Ubuntu Mono" officeooo:rsid="000d44df"/>
    </style:style>
    <style:style style:name="T6" style:family="text">
      <style:text-properties style:font-name="Ubuntu Mono" officeooo:rsid="000ec4e1"/>
    </style:style>
    <style:style style:name="T7" style:family="text">
      <style:text-properties officeooo:rsid="000c506f"/>
    </style:style>
    <style:style style:name="T8" style:family="text">
      <style:text-properties officeooo:rsid="000ceb38"/>
    </style:style>
    <style:style style:name="T9" style:family="text">
      <style:text-properties officeooo:rsid="000d44df"/>
    </style:style>
    <style:style style:name="T10" style:family="text">
      <style:text-properties officeooo:rsid="000ec4e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 with Terminal / SQL Commands</text:p>
      <text:p text:style-name="P1"/>
      <text:list xml:id="list2953814094" text:style-name="L1">
        <text:list-item>
          <text:p text:style-name="P2">write a command to update: <text:span text:style-name="T1">sudo apt-</text:span><text:span text:style-name="T2">get</text:span><text:span text:style-name="T1"> update</text:span></text:p>
        </text:list-item>
        <text:list-item>
          <text:p text:style-name="P2">write a command to upgrade: <text:span text:style-name="T2">sudo apt-get uprade</text:span></text:p>
        </text:list-item>
        <text:list-item>
          <text:p text:style-name="P2">write a command to install sql server: <text:span text:style-name="T1">sudo apt-get install mysql-server</text:span></text:p>
        </text:list-item>
        <text:list-item>
          <text:p text:style-name="P2">write a command to install sql client: <text:span text:style-name="T1">sudo apt-get install mysql-client</text:span></text:p>
        </text:list-item>
        <text:list-item>
          <text:p text:style-name="P2">write a command to check my sql version: <text:span text:style-name="T3">mysql -V</text:span></text:p>
        </text:list-item>
        <text:list-item>
          <text:p text:style-name="P2">write a command to start mysql: <text:span text:style-name="T3">sudo service mysql start</text:span></text:p>
        </text:list-item>
        <text:list-item>
          <text:p text:style-name="P2">write a command to stop mysql: <text:span text:style-name="T3">sudo service mysql stop</text:span></text:p>
        </text:list-item>
        <text:list-item>
          <text:p text:style-name="P2">write a command to restart mysql: <text:span text:style-name="T3">sudo service mysql restart</text:span></text:p>
        </text:list-item>
        <text:list-item>
          <text:p text:style-name="P2">write a command to start sql editor to write queries: <text:span text:style-name="T3">sudo mysql</text:span></text:p>
        </text:list-item>
        <text:list-item>
          <text:p text:style-name="P2">write a command to create database: <text:span text:style-name="T3">CREATE DATABASE database_name;</text:span></text:p>
        </text:list-item>
        <text:list-item>
          <text:p text:style-name="P2">write a command to create user: <text:span text:style-name="T3">CREATE USER ‘user_name’@’%’IDENTIFIED BY ‘root’;</text:span></text:p>
        </text:list-item>
        <text:list-item>
          <text:p text:style-name="P2">write a command to grant all permisiion for that user on specific database: <text:span text:style-name="T3">GRANT ALL ON database_name.* TO ‘user_name’@’%’;</text:span></text:p>
        </text:list-item>
        <text:list-item>
          <text:p text:style-name="P4">write a command to show all grants for specific user:<text:span text:style-name="T1"> </text:span><text:span text:style-name="T3">SHOW GRANTS FOR ‘user_name’@’%’;</text:span></text:p>
        </text:list-item>
        <text:list-item>
          <text:p text:style-name="P2">write a command to create databas<text:span text:style-name="T7">e: </text:span><text:span text:style-name="T4">CREATE DATABASE database_name;</text:span></text:p>
        </text:list-item>
        <text:list-item>
          <text:p text:style-name="P2">write a command to create table: <text:span text:style-name="T4">CREATE TABLE table_name(column_name1 DATA_TYPE, column_name2 DATA_TYPE, etc.);</text:span></text:p>
        </text:list-item>
        <text:list-item>
          <text:p text:style-name="P2">write a command to insert values in table: <text:span text:style-name="T4">INSERT INTO database_name VALUES(value1, value2, etc.);</text:span></text:p>
        </text:list-item>
        <text:list-item>
          <text:p text:style-name="P2">write a command to display <text:span text:style-name="T10">all </text:span>tables:<text:span text:style-name="T1"> </text:span><text:span text:style-name="T6">SHOW TABLES</text:span><text:span text:style-name="T4">;</text:span></text:p>
        </text:list-item>
        <text:list-item>
          <text:p text:style-name="P2">write a command to display <text:span text:style-name="T10">all </text:span>databases: <text:span text:style-name="T6">SHOW DATABASES;</text:span></text:p>
        </text:list-item>
        <text:list-item>
          <text:p text:style-name="P2">write a command to get all values from particular table:<text:span text:style-name="T1"> </text:span><text:span text:style-name="T4">SELECT * FROM table_name [ORDER BY column_name desc/asc];</text:span><text:span text:style-name="T1"> </text:span></text:p>
        </text:list-item>
        <text:list-item>
          <text:p text:style-name="P2">write a command to show number of <text:span text:style-name="T8">e</text:span>ntries: <text:span text:style-name="T4">SELECT COUNT(*) </text:span><text:span text:style-name="T5">FROM table_name;</text:span></text:p>
        </text:list-item>
        <text:list-item>
          <text:p text:style-name="P3">write a command to alter the table: <text:span text:style-name="T5">ALTER TABLE table_name … ;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5:28:30.200370596</meta:creation-date>
    <dc:date>2023-12-13T16:05:57.905224744</dc:date>
    <meta:editing-duration>PT6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66" meta:character-count="1603" meta:non-whitespace-character-count="1379"/>
  </office:meta>
</office:document-meta>
</file>